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dbdf9" officeooo:paragraph-rsid="001dbdf9"/>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officeooo:rsid="001dbdf9" officeooo:paragraph-rsid="001dbdf9"/>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rsid="001dbdf9" officeooo:paragraph-rsid="001dbdf9"/>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2055ec" officeooo:paragraph-rsid="002055ec"/>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24e303" officeooo:paragraph-rsid="0024e303"/>
    </style:style>
    <style:style style:name="P6" style:family="paragraph" style:parent-style-name="Standard">
      <style:paragraph-properties fo:text-align="start" style:justify-single-word="false"/>
      <style:text-properties style:font-name="Arial" style:text-underline-style="solid" style:text-underline-width="auto" style:text-underline-color="font-color" officeooo:rsid="0025677c" officeooo:paragraph-rsid="0024e303"/>
    </style:style>
    <style:style style:name="P7" style:family="paragraph" style:parent-style-name="Standard">
      <style:paragraph-properties fo:text-align="start" style:justify-single-word="false"/>
      <style:text-properties style:font-name="Arial" style:text-underline-style="none" officeooo:rsid="001dbdf9" officeooo:paragraph-rsid="001dbdf9"/>
    </style:style>
    <style:style style:name="P8" style:family="paragraph" style:parent-style-name="Standard">
      <style:paragraph-properties fo:text-align="start" style:justify-single-word="false"/>
      <style:text-properties style:font-name="Arial" style:text-underline-style="none" officeooo:rsid="001e78d0" officeooo:paragraph-rsid="001e78d0"/>
    </style:style>
    <style:style style:name="P9" style:family="paragraph" style:parent-style-name="Standard" style:list-style-name="L1">
      <style:paragraph-properties fo:text-align="start" style:justify-single-word="false"/>
      <style:text-properties style:font-name="Arial" style:text-underline-style="none" officeooo:rsid="001e78d0" officeooo:paragraph-rsid="001e78d0"/>
    </style:style>
    <style:style style:name="P10" style:family="paragraph" style:parent-style-name="Standard" style:list-style-name="L2">
      <style:paragraph-properties fo:text-align="start" style:justify-single-word="false"/>
      <style:text-properties style:font-name="Arial" style:text-underline-style="none" officeooo:rsid="001e78d0" officeooo:paragraph-rsid="001e78d0"/>
    </style:style>
    <style:style style:name="P11" style:family="paragraph" style:parent-style-name="Standard">
      <style:paragraph-properties fo:text-align="start" style:justify-single-word="false"/>
      <style:text-properties style:font-name="Arial" style:text-underline-style="none" officeooo:rsid="002055ec" officeooo:paragraph-rsid="002055ec"/>
    </style:style>
    <style:style style:name="P12" style:family="paragraph" style:parent-style-name="Standard">
      <style:paragraph-properties fo:text-align="start" style:justify-single-word="false"/>
      <style:text-properties style:font-name="Arial" style:text-underline-style="none" officeooo:rsid="0021e4ec" officeooo:paragraph-rsid="0021e4ec"/>
    </style:style>
    <style:style style:name="P13" style:family="paragraph" style:parent-style-name="Standard" style:list-style-name="L3">
      <style:paragraph-properties fo:text-align="start" style:justify-single-word="false"/>
      <style:text-properties style:font-name="Arial" style:text-underline-style="none" officeooo:rsid="0021e4ec" officeooo:paragraph-rsid="0021e4ec"/>
    </style:style>
    <style:style style:name="P14" style:family="paragraph" style:parent-style-name="Standard" style:list-style-name="L4">
      <style:paragraph-properties fo:text-align="start" style:justify-single-word="false"/>
      <style:text-properties style:font-name="Arial" style:text-underline-style="none" officeooo:rsid="002289c3" officeooo:paragraph-rsid="002289c3"/>
    </style:style>
    <style:style style:name="P15" style:family="paragraph" style:parent-style-name="Standard">
      <style:paragraph-properties fo:text-align="start" style:justify-single-word="false"/>
      <style:text-properties style:font-name="Arial" style:text-underline-style="none" officeooo:rsid="00242d2e" officeooo:paragraph-rsid="00242d2e"/>
    </style:style>
    <style:style style:name="P16" style:family="paragraph" style:parent-style-name="Standard">
      <style:paragraph-properties fo:text-align="start" style:justify-single-word="false"/>
      <style:text-properties style:font-name="Arial" style:text-underline-style="none" officeooo:rsid="0025677c" officeooo:paragraph-rsid="0025677c"/>
    </style:style>
    <style:style style:name="T1" style:family="text">
      <style:text-properties officeooo:rsid="001e78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6</text:p>
      <text:p text:style-name="P1">Droit</text:p>
      <text:p text:style-name="P2"/>
      <text:p text:style-name="P2"/>
      <text:p text:style-name="P3">Exercice 1</text:p>
      <text:p text:style-name="P3"/>
      <text:p text:style-name="P7">1) <text:span text:style-name="T1">Mme X figurait sur le site de son ancien employeur, elle n’avait pas donné son consentement pour le droit à l’image. Elle demande réparation face à son ancien employeur.</text:span></text:p>
      <text:p text:style-name="P7"/>
      <text:p text:style-name="P8">2) Arguments de l’employeur :</text:p>
      <text:list text:style-name="L1">
        <text:list-item>
          <text:p text:style-name="P9">Les photos ont été retirés du site</text:p>
        </text:list-item>
        <text:list-item>
          <text:p text:style-name="P9">L’appelante à donnée son consentement</text:p>
        </text:list-item>
        <text:list-item>
          <text:p text:style-name="P9">Il n’y a pas de préjudice</text:p>
        </text:list-item>
      </text:list>
      <text:p text:style-name="P8"/>
      <text:p text:style-name="P8">Arguments de Mme X :</text:p>
      <text:list text:style-name="L2">
        <text:list-item>
          <text:p text:style-name="P10">La victime n’a pas donné d’autorisation expresse</text:p>
        </text:list-item>
      </text:list>
      <text:p text:style-name="P8"/>
      <text:p text:style-name="P11">3) Comme il n’y a pas eu d’autorisation expresse, la victime est gagnante.</text:p>
      <text:p text:style-name="P11"/>
      <text:p text:style-name="P11"/>
      <text:p text:style-name="P4">Exercice 2 :</text:p>
      <text:p text:style-name="P4"/>
      <text:p text:style-name="P12">1) Mme X s’est faite licenciée pour faute grave, après avoir rendu public sur son Facebook privé des documents confidentiel, elle n’a pas respecté la clause de confidentialité. Elle conteste son licenciement au prud’homme</text:p>
      <text:p text:style-name="P12"/>
      <text:p text:style-name="P12">2) Arguments employeur :</text:p>
      <text:list text:style-name="L4">
        <text:list-item>
          <text:p text:style-name="P14">Il a eu aucun comportement déloyal, il a récupéré la photo par le biais de l’ami</text:p>
        </text:list-item>
      </text:list>
      <text:p text:style-name="P12"/>
      <text:p text:style-name="P12">Arguments de Mme X :</text:p>
      <text:list text:style-name="L3">
        <text:list-item>
          <text:p text:style-name="P13">L’employeur ne peut pas accéder à un compte Facebook sans le consentement. La preuve est donc irrecevable</text:p>
        </text:list-item>
      </text:list>
      <text:p text:style-name="P12"/>
      <text:p text:style-name="P15">3) L’employeur n’enfreint aucune loi, car il n’est pas allé chercher la photo sur le Facebook privé de l’employé, c’est « l’ami » de l’employé qui la donnée.</text:p>
      <text:p text:style-name="P15"/>
      <text:p text:style-name="P15"/>
      <text:p text:style-name="P5">Exercice 3 :</text:p>
      <text:p text:style-name="P6"/>
      <text:p text:style-name="P16">1) Mme V…X <text:s/>mène en justice la société d’édition Michel Lafon Publishing car d’après elle, la société porterait atteinte à ses propres sentiments, sa vie privée, de plus porte atteinte à la mémoire de son pè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3:37:42.517466697</meta:creation-date>
    <dc:date>2023-05-31T14:43:25.708592693</dc:date>
    <meta:editing-duration>PT1H5M41S</meta:editing-duration>
    <meta:editing-cycles>9</meta:editing-cycles>
    <meta:generator>LibreOffice/7.5.3.2$Linux_X86_64 LibreOffice_project/50$Build-2</meta:generator>
    <meta:document-statistic meta:table-count="0" meta:image-count="0" meta:object-count="0" meta:page-count="1" meta:paragraph-count="20" meta:word-count="234" meta:character-count="1304" meta:non-whitespace-character-count="1094"/>
  </office:meta>
</office:document-meta>
</file>